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400000045F9AC0220.png" manifest:media-type="image/png"/>
  <manifest:file-entry manifest:full-path="Pictures/1000020100000422000004E9D7AF1757.png" manifest:media-type="image/png"/>
  <manifest:file-entry manifest:full-path="Pictures/10000201000004B00000016508D4859B.png" manifest:media-type="image/png"/>
  <manifest:file-entry manifest:full-path="Pictures/10000201000000C80000003BC6868209.png" manifest:media-type="image/png"/>
  <manifest:file-entry manifest:full-path="Pictures/100002010000050B000005FF24D8139A.png" manifest:media-type="image/png"/>
  <manifest:file-entry manifest:full-path="Pictures/100002010000001E0000001E57F6E610.png" manifest:media-type="image/png"/>
  <manifest:file-entry manifest:full-path="Pictures/10000201000003C1000003286027EAD0.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IPA Pゴシック"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Source Sans Pro2" svg:font-family="'Source Sans Pro'" style:font-adornments="標準" style:font-family-generic="swiss" style:font-pitch="variable"/>
    <style:font-face style:name="DejaVu Sans" svg:font-family="'DejaVu Sans'" style:font-family-generic="system" style:font-pitch="variable"/>
    <style:font-face style:name="IPA Pゴシック1" svg:font-family="'IPA Pゴシック'" style:font-family-generic="system" style:font-pitch="variable"/>
    <style:font-face style:name="IPA Pゴシック2" svg:font-family="'IPA Pゴシック'" style:font-adornments="標準"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Code_20_Window">
      <style:graphic-properties draw:fill="solid" draw:fill-color="#e6e6e6"/>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LibreOffice_25_20Presentation_25_20Template-title">
      <style:graphic-properties draw:auto-grow-height="true" fo:min-height="3cm"/>
    </style:style>
    <style:style style:name="pr2" style:family="presentation" style:parent-style-name="LibreOffice_25_20Presentation_25_20Template-outline1">
      <style:graphic-properties draw:auto-grow-height="true" fo:min-height="13.86cm"/>
    </style:style>
    <style:style style:name="pr3" style:family="presentation" style:parent-style-name="LibreOffice_25_20Presentation_25_20Template-notes">
      <style:graphic-properties draw:fill-color="#ffffff" draw:auto-grow-height="true" fo:min-height="13.364cm"/>
    </style:style>
    <style:style style:name="pr4" style:family="presentation" style:parent-style-name="LibreOffice_25_20Presentation_25_20Template3-title">
      <style:graphic-properties draw:auto-grow-height="true" fo:min-height="2.5cm"/>
    </style:style>
    <style:style style:name="pr5" style:family="presentation" style:parent-style-name="LibreOffice_25_20Presentation_25_20Template3-outline1">
      <style:graphic-properties draw:auto-grow-height="true" fo:min-height="14.36cm"/>
    </style:style>
    <style:style style:name="pr6" style:family="presentation" style:parent-style-name="LibreOffice_25_20Presentation_25_20Template3-notes">
      <style:graphic-properties draw:fill-color="#ffffff" draw:auto-grow-height="true" fo:min-height="13.364cm"/>
    </style:style>
    <style:style style:name="pr7" style:family="presentation" style:parent-style-name="LibreOffice_25_20Presentation_25_20Template2-title">
      <style:graphic-properties draw:auto-grow-height="true" fo:min-height="3cm"/>
    </style:style>
    <style:style style:name="pr8" style:family="presentation" style:parent-style-name="LibreOffice_25_20Presentation_25_20Template2-notes">
      <style:graphic-properties draw:fill-color="#ffffff" draw:auto-grow-height="true" fo:min-height="13.364cm"/>
    </style:style>
    <style:style style:name="pr9" style:family="presentation" style:parent-style-name="LibreOffice_25_20Presentation_25_20Template3-title">
      <style:graphic-properties fo:min-height="2.5cm"/>
    </style:style>
    <style:style style:name="pr10" style:family="presentation" style:parent-style-name="LibreOffice_25_20Presentation_25_20Template3-outline1" style:list-style-name="L3">
      <style:graphic-properties fo:min-height="12.18cm"/>
    </style:style>
    <style:style style:name="pr11" style:family="presentation" style:parent-style-name="LibreOffice_25_20Presentation_25_20Template3-notes">
      <style:graphic-properties draw:fill-color="#ffffff" fo:min-height="13.364cm"/>
    </style:style>
    <style:style style:name="pr12" style:family="presentation" style:parent-style-name="LibreOffice_25_20Presentation_25_20Template3-outline1">
      <style:graphic-properties fo:min-height="12.18cm"/>
    </style:style>
    <style:style style:name="pr13" style:family="presentation" style:parent-style-name="LibreOffice_25_20Presentation_25_20Template3-outline1" style:list-style-name="L4">
      <style:graphic-properties fo:min-height="12.18cm"/>
    </style:style>
    <style:style style:name="pr14" style:family="presentation" style:parent-style-name="LibreOffice_25_20Presentation_25_20Template1-title">
      <style:graphic-properties draw:auto-grow-height="true" fo:min-height="3cm"/>
    </style:style>
    <style:style style:name="pr15" style:family="presentation" style:parent-style-name="LibreOffice_25_20Presentation_25_20Template1-outline1">
      <style:graphic-properties draw:auto-grow-height="true" fo:min-height="6cm"/>
    </style:style>
    <style:style style:name="pr16" style:family="presentation" style:parent-style-name="LibreOffice_25_20Presentation_25_20Template1-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style:font-size-asian="28.1000003814697pt"/>
    </style:style>
    <style:style style:name="P5" style:family="paragraph">
      <style:paragraph-properties fo:text-align="center"/>
    </style:style>
    <style:style style:name="P6" style:family="paragraph">
      <style:text-properties fo:font-size="24pt" style:font-size-asian="24pt" style:font-size-complex="24pt"/>
    </style:style>
    <style:style style:name="T1" style:family="text">
      <style:text-properties fo:color="#000000"/>
    </style:style>
    <style:style style:name="T2" style:family="text">
      <style:text-properties fo:color="#18a303"/>
    </style:style>
    <style:style style:name="T3" style:family="text">
      <style:text-properties fo:font-size="18pt" style:font-size-asian="18pt" style:font-size-complex="18pt"/>
    </style:style>
    <style:style style:name="T4" style:family="text">
      <style:text-properties fo:color="#fc5c00" fo:font-size="22pt" style:font-size-asian="22pt" style:font-size-complex="22pt"/>
    </style:style>
    <style:style style:name="T5" style:family="text">
      <style:text-properties fo:font-size="22pt" style:font-size-asian="22pt" style:font-size-complex="18pt"/>
    </style:style>
    <style:style style:name="T6" style:family="text">
      <style:text-properties fo:font-size="22pt" style:font-size-asian="22pt" style:font-size-complex="22pt"/>
    </style:style>
    <style:style style:name="T7" style:family="text">
      <style:text-properties fo:font-size="24pt" style:font-size-asian="24pt" style:font-size-complex="24pt"/>
    </style:style>
    <style:style style:name="T8" style:family="text">
      <style:text-properties style:use-window-font-color="true"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number text:level="1" style:num-suffix="." style:num-format="1">
        <style:list-level-properties text:min-label-width="0.74cm"/>
        <style:text-properties style:use-window-font-color="true" fo:font-size="100%"/>
      </text:list-level-style-number>
      <text:list-level-style-number text:level="2" style:num-suffix="." style:num-format="1">
        <style:list-level-properties text:space-before="0.74cm" text:min-label-width="0.74cm"/>
        <style:text-properties style:use-window-font-color="true" fo:font-size="100%"/>
      </text:list-level-style-number>
      <text:list-level-style-number text:level="3" style:num-suffix="." style:num-format="1">
        <style:list-level-properties text:space-before="1.48cm" text:min-label-width="0.74cm"/>
        <style:text-properties style:use-window-font-color="true" fo:font-size="100%"/>
      </text:list-level-style-number>
      <text:list-level-style-number text:level="4" style:num-suffix="." style:num-format="1">
        <style:list-level-properties text:space-before="2.22cm" text:min-label-width="0.74cm"/>
        <style:text-properties style:use-window-font-color="true" fo:font-size="100%"/>
      </text:list-level-style-number>
      <text:list-level-style-number text:level="5" style:num-suffix="." style:num-format="1">
        <style:list-level-properties text:space-before="2.96cm" text:min-label-width="0.74cm"/>
        <style:text-properties style:use-window-font-color="true" fo:font-size="100%"/>
      </text:list-level-style-number>
      <text:list-level-style-number text:level="6" style:num-suffix="." style:num-format="1">
        <style:list-level-properties text:space-before="3.7cm" text:min-label-width="0.74cm"/>
        <style:text-properties style:use-window-font-color="true" fo:font-size="100%"/>
      </text:list-level-style-number>
      <text:list-level-style-number text:level="7" style:num-suffix="." style:num-format="1">
        <style:list-level-properties text:space-before="4.44cm" text:min-label-width="0.74cm"/>
        <style:text-properties style:use-window-font-color="true" fo:font-size="100%"/>
      </text:list-level-style-number>
      <text:list-level-style-number text:level="8" style:num-suffix="." style:num-format="1">
        <style:list-level-properties text:space-before="5.18cm" text:min-label-width="0.74cm"/>
        <style:text-properties style:use-window-font-color="true" fo:font-size="100%"/>
      </text:list-level-style-number>
      <text:list-level-style-number text:level="9" style:num-suffix="." style:num-format="1">
        <style:list-level-properties text:space-before="5.92cm" text:min-label-width="0.74cm"/>
        <style:text-properties style:use-window-font-color="true" fo:font-size="100%"/>
      </text:list-level-style-number>
      <text:list-level-style-number text:level="10" style:num-suffix="." style:num-format="1">
        <style:list-level-properties text:space-before="6.66cm" text:min-label-width="0.74cm"/>
        <style:text-properties style:use-window-font-color="true" fo:font-size="100%"/>
      </text:list-level-style-number>
    </text:list-style>
    <text:list-style style:name="L4">
      <text:list-level-style-number text:level="1" style:num-format="①, ②, ③, ...">
        <style:list-level-properties text:min-label-width="0.74cm"/>
        <style:text-properties style:use-window-font-color="true" fo:font-size="100%"/>
      </text:list-level-style-number>
      <text:list-level-style-number text:level="2" style:num-format="①, ②, ③, ...">
        <style:list-level-properties text:space-before="0.74cm" text:min-label-width="0.74cm"/>
        <style:text-properties style:use-window-font-color="true" fo:font-size="100%"/>
      </text:list-level-style-number>
      <text:list-level-style-number text:level="3" style:num-format="①, ②, ③, ...">
        <style:list-level-properties text:space-before="1.48cm" text:min-label-width="0.74cm"/>
        <style:text-properties style:use-window-font-color="true" fo:font-size="100%"/>
      </text:list-level-style-number>
      <text:list-level-style-number text:level="4" style:num-format="①, ②, ③, ...">
        <style:list-level-properties text:space-before="2.22cm" text:min-label-width="0.74cm"/>
        <style:text-properties style:use-window-font-color="true" fo:font-size="100%"/>
      </text:list-level-style-number>
      <text:list-level-style-number text:level="5" style:num-format="①, ②, ③, ...">
        <style:list-level-properties text:space-before="2.96cm" text:min-label-width="0.74cm"/>
        <style:text-properties style:use-window-font-color="true" fo:font-size="100%"/>
      </text:list-level-style-number>
      <text:list-level-style-number text:level="6" style:num-format="①, ②, ③, ...">
        <style:list-level-properties text:space-before="3.7cm" text:min-label-width="0.74cm"/>
        <style:text-properties style:use-window-font-color="true" fo:font-size="100%"/>
      </text:list-level-style-number>
      <text:list-level-style-number text:level="7" style:num-format="①, ②, ③, ...">
        <style:list-level-properties text:space-before="4.44cm" text:min-label-width="0.74cm"/>
        <style:text-properties style:use-window-font-color="true" fo:font-size="100%"/>
      </text:list-level-style-number>
      <text:list-level-style-number text:level="8" style:num-format="①, ②, ③, ...">
        <style:list-level-properties text:space-before="5.18cm" text:min-label-width="0.74cm"/>
        <style:text-properties style:use-window-font-color="true" fo:font-size="100%"/>
      </text:list-level-style-number>
      <text:list-level-style-number text:level="9" style:num-format="①, ②, ③, ...">
        <style:list-level-properties text:space-before="5.92cm" text:min-label-width="0.74cm"/>
        <style:text-properties style:use-window-font-color="true" fo:font-size="100%"/>
      </text:list-level-style-number>
      <text:list-level-style-number text:level="10" style:num-format="①, ②, ③, ...">
        <style:list-level-properties text:space-before="6.66cm" text:min-label-width="0.74cm"/>
        <style:text-properties style:use-window-font-color="true" fo:font-size="100%"/>
      </text:list-level-style-number>
    </text:list-style>
  </office:automatic-styles>
  <office:body>
    <office:presentation>
      <presentation:footer-decl presentation:name="ftr1">LibreOffice mini Conference 2014 Tokyo/Japan</presentation:footer-decl>
      <presentation:date-time-decl presentation:name="dtd1" presentation:source="current-date" style:data-style-name="D3"/>
      <draw:page draw:name="First Slide Example" draw:style-name="dp1" draw:master-page-name="LibreOffice_25_20Presentation_25_20Templat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開発版のビルドの基礎<text:line-break/>for Windows</text:p>
          </draw:text-box>
        </draw:frame>
        <draw:frame presentation:style-name="pr2" draw:text-style-name="P2" draw:layer="layout" svg:width="21.5cm" svg:height="13.86cm" svg:x="3.5cm" svg:y="13.5cm" presentation:class="outline">
          <draw:text-box>
            <text:list text:style-name="L2">
              <text:list-item>
                <text:p text:style-name="P1"><text:span text:style-name="T1">おがさわらなるひこ</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まずはお断り</text:p>
          </draw:text-box>
        </draw:frame>
        <draw:frame presentation:style-name="pr5" draw:layer="layout" svg:width="26cm" svg:height="14.36cm" svg:x="1cm" svg:y="4.5cm" presentation:class="outline" presentation:user-transformed="true">
          <draw:text-box>
            <text:list text:style-name="L2">
              <text:list-item>
                <text:p>私こと、おがさわらなるひこはWindowsを常用しておらず、したがってWindowsビルドの経験は至って乏しいです</text:p>
              </text:list-item>
              <text:list-item>
                <text:p>今回は時間が足りないなどあって実際ビルドしたものを動かすところまで届かず……スミマセン</text:p>
              </text:list-item>
              <text:list-item>
                <text:p>今回は以下の資料をフォローする形で説明します</text:p>
                <text:list>
                  <text:list-item>
                    <text:p>TDF Wiki <text:span text:style-name="T2">“Windows Build Dependencies”</text:span><text:line-break/><text:span text:style-name="T3"><text:a xlink:href="https://wiki.documentfoundation.org/Development/Windows_Build_Dependencies" xlink:type="simple">https://wiki.documentfoundation.org/Development/Windows_Build_Dependencies</text:a></text:span></text:p>
                  </text:list-item>
                  <text:list-item>
                    <text:p>関西LibreOffice勉強会資料 by八木さん<text:line-break/><text:span text:style-name="T2">「</text:span><text:span text:style-name="T2">LibreOffice</text:span><text:span text:style-name="T2">を</text:span><text:span text:style-name="T2">Windows</text:span><text:span text:style-name="T2">でビルドする」</text:span><text:span text:style-name="T2"><text:line-break/></text:span><text:span text:style-name="T4"><text:a xlink:href="http://www.slideshare.net/tomofumiyagi/libreoffice-buildytmkndshortver" xlink:type="simple">http://www.slideshare.net/tomofumiyagi/libreoffice-buildytmkndshortver</text:a></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Section Header Example" draw:style-name="dp1" draw:master-page-name="LibreOffice_25_20Presentation_25_20Template2"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draw:text-box>
            <text:p>必要な開発ツールの準備など</text:p>
          </draw:text-box>
        </draw:frame>
        <presentation:notes draw:style-name="dp2">
          <draw:page-thumbnail draw:style-name="gr1" draw:layer="layout" svg:width="14.848cm" svg:height="11.136cm" svg:x="3.075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準備するもの</text:p>
          </draw:text-box>
        </draw:frame>
        <draw:frame presentation:style-name="pr10" draw:layer="layout" svg:width="26cm" svg:height="12.18cm" svg:x="1cm" svg:y="4.5cm" presentation:class="outline" presentation:user-transformed="true">
          <draw:text-box>
            <text:list text:style-name="L3">
              <text:list-item>
                <text:p>Cygwin</text:p>
              </text:list-item>
              <text:list-item>
                <text:p>GNU Make (LibreOffice patched version)</text:p>
              </text:list-item>
              <text:list-item>
                <text:p>Java SE Development Kit 7 (SE8でもいけるのかな？）</text:p>
              </text:list-item>
              <text:list-item>
                <text:p>Apache Ant</text:p>
              </text:list-item>
              <text:list-item>
                <text:p>Visual Studio Express 2012 for Windows Desktop</text:p>
              </text:list-item>
            </text:list>
          </draw:text-box>
        </draw:frame>
        <presentation:notes draw:style-name="dp2">
          <draw:page-thumbnail draw:style-name="gr1" draw:layer="layout" svg:width="14.848cm" svg:height="11.136cm" svg:x="3.075cm" svg:y="2.257cm" draw:page-number="4" presentation:class="page"/>
          <draw:frame presentation:style-name="pr11" draw:layer="layout" svg:width="16.799cm" svg:height="13.364cm" svg:x="2.1cm" svg:y="14.107cm" presentation:class="notes" presentation:placeholder="true">
            <draw:text-box/>
          </draw:frame>
        </presentation:notes>
      </draw:page>
      <draw:page draw:name="page5"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ビルドするバージョンを選ぶ</text:p>
          </draw:text-box>
        </draw:frame>
        <draw:frame presentation:style-name="pr12" draw:layer="layout" svg:width="26cm" svg:height="12.236cm" svg:x="1cm" svg:y="4.5cm" presentation:class="outline" presentation:user-transformed="true">
          <draw:text-box>
            <text:list text:style-name="L2">
              <text:list-item>
                <text:p>普通は開発版の最新（今なら4.3）あるいはmaster</text:p>
              </text:list-item>
              <text:list-item>
                <text:p>でもmasterはときおりビルドがぶっ壊れるので、ただビルドを試したいだけなら4.3が無難かも</text:p>
                <text:list>
                  <text:list-item>
                    <text:p>もちろんぶっ壊れたビルドを直すのは良いHackなので、masterに果敢に挑戦するのもあり</text:p>
                  </text:list-item>
                </text:list>
              </text:list-item>
              <text:list-item>
                <text:p>4.3からVSのIDEでビルドが可能になったらしい</text:p>
                <text:list>
                  <text:list-item>
                    <text:p>Building LibreOffice from an IDE<text:line-break/><text:a xlink:href="https://www.youtube.com/watch?v=Xn3CtIrMpIA&amp;hd=1" xlink:type="simple">https://www.youtube.com/watch?v=Xn3CtIrMpIA&amp;hd=1</text:a></text:p>
                  </text:list-item>
                  <text:list-item>
                    <text:p>試せてませんスミマセン</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11" draw:layer="layout" svg:width="16.799cm" svg:height="13.364cm" svg:x="2.1cm" svg:y="14.107cm" presentation:class="notes" presentation:placeholder="true">
            <draw:text-box/>
          </draw:frame>
        </presentation:notes>
      </draw:page>
      <draw:page draw:name="page6"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用意するOS、ハードウェア</text:p>
          </draw:text-box>
        </draw:frame>
        <draw:frame presentation:style-name="pr12" draw:layer="layout" svg:width="26cm" svg:height="12.18cm" svg:x="1cm" svg:y="4.5cm" presentation:class="outline">
          <draw:text-box>
            <text:list text:style-name="L2">
              <text:list-item>
                <text:p>Windows 7以降なら 32/64どっちでもOK</text:p>
                <text:list>
                  <text:list-item>
                    <text:p>だそうです。ぼくは64bitのWindows7 Home Premium</text:p>
                  </text:list-item>
                </text:list>
              </text:list-item>
              <text:list-item>
                <text:p>ハードウェアはいまどきの一般的なPC</text:p>
                <text:list>
                  <text:list-item>
                    <text:p>LibreOfficeのビルドはけっこう遅い部類なので、一晩寝かしておいていいやつがいいでしょう</text:p>
                  </text:list-item>
                  <text:list-item>
                    <text:p>ぼくのはLenovo Thinkpad X121e (CPU: AMD E-350)</text:p>
                  </text:list-item>
                  <text:list-item>
                    <text:p>かなり辛い</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11" draw:layer="layout" svg:width="16.799cm" svg:height="13.364cm" svg:x="2.1cm" svg:y="14.107cm" presentation:class="notes" presentation:placeholder="true">
            <draw:text-box/>
          </draw:frame>
        </presentation:notes>
      </draw:page>
      <draw:page draw:name="page7" draw:style-name="dp1" draw:master-page-name="LibreOffice_25_20Presentation_25_20Template2"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draw:text-box>
            <text:p>ビルド環境の構築</text:p>
          </draw:text-box>
        </draw:frame>
        <presentation:notes draw:style-name="dp2">
          <draw:page-thumbnail draw:style-name="gr1" draw:layer="layout" svg:width="14.848cm" svg:height="11.136cm" svg:x="3.075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ビルド環境構築手順概観</text:p>
          </draw:text-box>
        </draw:frame>
        <draw:frame presentation:style-name="pr13" draw:layer="layout" svg:width="26cm" svg:height="12.18cm" svg:x="1cm" svg:y="4.5cm" presentation:class="outline">
          <draw:text-box>
            <text:list text:style-name="L4">
              <text:list-item>
                <text:p>Cygwinのインストール</text:p>
              </text:list-item>
              <text:list-item>
                <text:p>GNU Make (LibreOffice patched ver.)のインストール</text:p>
              </text:list-item>
              <text:list-item>
                <text:p>Java SE Development kit 7のインストール</text:p>
              </text:list-item>
              <text:list-item>
                <text:p>Apache Antのインストール</text:p>
              </text:list-item>
              <text:list-item>
                <text:p>Visual Studio Express 2012 for Windows Desktopのインストール</text:p>
              </text:list-item>
              <text:list-item>
                <text:p>LibreOfficeのソースコード取得</text:p>
              </text:list-item>
            </text:list>
          </draw:text-box>
        </draw:frame>
        <presentation:notes draw:style-name="dp2">
          <draw:page-thumbnail draw:style-name="gr1" draw:layer="layout" svg:width="14.848cm" svg:height="11.136cm" svg:x="3.075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page9"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①Cygwinのインストール</text:p>
          </draw:text-box>
        </draw:frame>
        <draw:frame presentation:style-name="pr12" draw:layer="layout" svg:width="26cm" svg:height="12.18cm" svg:x="1cm" svg:y="4.5cm" presentation:class="outline" presentation:user-transformed="true">
          <draw:text-box>
            <text:list text:style-name="L2">
              <text:list-item>
                <text:p>まずはCygwinのサイトからインストーラを入手</text:p>
                <text:list>
                  <text:list-item>
                    <text:p>八木さんの資料だと32/64どっちでもOKとかいてあったけど私は64bitでハマったので32bit (setup-x86.exe)を使いました</text:p>
                  </text:list-item>
                  <text:list-item>
                    <text:p>64bit OSでも32bit版で大丈夫なんだそうです</text:p>
                  </text:list-item>
                </text:list>
              </text:list-item>
              <text:list-item>
                <text:p>-Pオプションによりパッケージを指定してcmd.exeでインストーラをキックし、GUIの指示に従う</text:p>
                <text:list>
                  <text:list-item>
                    <text:p>私はTDF Wikiの内容を踏襲しました</text:p>
                  </text:list-item>
                </text:list>
                <text:p/>
              </text:list-item>
            </text:list>
          </draw:text-box>
        </draw:frame>
        <draw:custom-shape draw:style-name="gr2" draw:text-style-name="P5" draw:layer="layout" svg:width="26.5cm" svg:height="5cm" svg:x="1cm" svg:y="14.4cm">
          <text:p>setup-x86.exe -P autoconf -P automake -P bison -P cabextract ^<text:line-break/> <text:s text:c="13"/>-P doxygen -P flex -P gcc-g++ -P git -P gnupg ^</text:p>
          <text:p><text:s text:c="14"/>-P gperf -P libxml2-devel -P libpng12-devel -P make ^<text:line-break/> <text:s text:c="13"/>-P mintty -P openssh -P openssl -P patch -P perl ^<text:line-break/> <text:s text:c="13"/>-P perl_vendor -P pkg-config -P python -P readline ^<text:line-break/> <text:s text:c="13"/>-P rsync -P unzip -P vim -P wget -P zip <text:s text:c="2"/></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11" draw:layer="layout" svg:width="16.799cm" svg:height="13.364cm" svg:x="2.1cm" svg:y="14.107cm" presentation:class="notes" presentation:placeholder="true">
            <draw:text-box/>
          </draw:frame>
        </presentation:notes>
      </draw:page>
      <draw:page draw:name="page10"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②GNU Make (LibreOffice patched ver.)のインストール</text:p>
          </draw:text-box>
        </draw:frame>
        <draw:frame presentation:style-name="pr12" draw:layer="layout" svg:width="26cm" svg:height="12.18cm" svg:x="1cm" svg:y="4.5cm" presentation:class="outline">
          <draw:text-box>
            <text:list text:style-name="L2">
              <text:list-item>
                <text:p>Cygwinが32bitな人はLibreOfficeのサイトに落ちてるのでそれを取ってくる</text:p>
                <text:list>
                  <text:list-item>
                    <text:p>64bitの人は自分でビルドしてねとかいてあるけどソースが見つけられませんでした（よわよわ……）</text:p>
                  </text:list-item>
                </text:list>
              </text:list-item>
              <text:list-item>
                <text:p>これから先のコマンドライン操作はCygwin Terminal上で行いましょう</text:p>
                <text:p/>
                <text:p/>
              </text:list-item>
            </text:list>
          </draw:text-box>
        </draw:frame>
        <draw:custom-shape draw:style-name="gr2" draw:text-style-name="P5" draw:layer="layout" svg:width="26.5cm" svg:height="5cm" svg:x="1cm" svg:y="13cm">
          <text:p>mkdir -p /opt/lo/bin</text:p>
          <text:p><text:s text:c="2"/></text:p>
          <text:p>cd /opt/lo/bin</text:p>
          <text:p>wget http://dev-www.libreoffice.org/bin/cygwin/make</text:p>
          <text:p>wget http://dev-www.libreoffice.org/extern/ccache.exe</text:p>
          <text:p>chmod a+x make ccache.exe</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11" draw:layer="layout" svg:width="16.799cm" svg:height="13.364cm" svg:x="2.1cm" svg:y="14.107cm" presentation:class="notes" presentation:placeholder="true">
            <draw:text-box/>
          </draw:frame>
        </presentation:notes>
      </draw:page>
      <draw:page draw:name="page11"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③Java SE Development Kit 7のインストール</text:p>
          </draw:text-box>
        </draw:frame>
        <draw:frame presentation:style-name="pr12" draw:layer="layout" svg:width="26cm" svg:height="12.18cm" svg:x="1cm" svg:y="4.5cm" presentation:class="outline">
          <draw:text-box>
            <text:list text:style-name="L2">
              <text:list-item>
                <text:p>必ず32bit（x86）を取ってくること！</text:p>
              </text:list-item>
              <text:list-item>
                <text:p>公式ダウンロードページ：<text:line-break/><text:span text:style-name="T5"><text:a xlink:href="http://www.oracle.com/technetwork/java/javase/downloads/index.html" xlink:type="simple">http://www.oracle.com/technetwork/java/javase/downloads/index.html</text:a></text:span><text:line-break/>だとJDK8が配布されてるように見えるけど、ちょっと下にスクロールするとJDK7もあります</text:p>
              </text:list-item>
              <text:list-item>
                <text:p>取ってきたらインストーラを実行するだけ</text:p>
              </text:list-item>
            </text:list>
          </draw:text-box>
        </draw:frame>
        <presentation:notes draw:style-name="dp2">
          <draw:page-thumbnail draw:style-name="gr1" draw:layer="layout" svg:width="14.848cm" svg:height="11.136cm" svg:x="3.075cm" svg:y="2.257cm" draw:page-number="11" presentation:class="page"/>
          <draw:frame presentation:style-name="pr11" draw:layer="layout" svg:width="16.799cm" svg:height="13.364cm" svg:x="2.1cm" svg:y="14.107cm" presentation:class="notes" presentation:placeholder="true">
            <draw:text-box/>
          </draw:frame>
        </presentation:notes>
      </draw:page>
      <draw:page draw:name="page12"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③Apache Ant （とJUnit）のインストール</text:p>
          </draw:text-box>
        </draw:frame>
        <draw:frame presentation:style-name="pr12" draw:layer="layout" svg:width="26cm" svg:height="12.18cm" svg:x="1cm" svg:y="4.5cm" presentation:class="outline">
          <draw:text-box>
            <text:list text:style-name="L2">
              <text:list-item>
                <text:p>基本公式から取ってきて展開するだけ</text:p>
                <text:list>
                  <text:list-item>
                    <text:p>TDF WikiだとAntのバージョンが1.9.3になってるけど、2014/06/06時点だと1.9.4</text:p>
                  </text:list-item>
                  <text:list-item>
                    <text:p>そこら辺は臨機応変に</text:p>
                  </text:list-item>
                </text:list>
              </text:list-item>
              <text:list-item>
                <text:p>JUnitはautoconfのオプションで無効化できるけど、まあ入れておきましょう</text:p>
                <text:p/>
              </text:list-item>
            </text:list>
          </draw:text-box>
        </draw:frame>
        <draw:custom-shape draw:style-name="gr2" draw:text-style-name="P5" draw:layer="layout" svg:width="26.5cm" svg:height="6.5cm" svg:x="1.001cm" svg:y="12.5cm">
          <text:p>mkdir -p /cygdrive/c/sources</text:p>
          <text:p/>
          <text:p>cd /cygdrive/c/sources</text:p>
          <text:p>wget http://www.us.apache.org/dist/ant/binaries/</text:p>
          <text:p><text:s text:c="39"/>apache-ant-1.9.4-bin.tar.bz2</text:p>
          <text:p>tar -xjvf apache-ant-1.9.4-bin.tar.bz2</text:p>
          <text:p>wget http://downloads.sourceforge.net/project/junit/junit/</text:p>
          <text:p><text:s text:c="49"/>4.10/junit-4.10.jar </text:p>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11" draw:layer="layout" svg:width="16.799cm" svg:height="13.364cm" svg:x="2.1cm" svg:y="14.107cm" presentation:class="notes" presentation:placeholder="true">
            <draw:text-box/>
          </draw:frame>
        </presentation:notes>
      </draw:page>
      <draw:page draw:name="page13"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9" draw:layer="layout" svg:width="26cm" svg:height="2.558cm" svg:x="1cm" svg:y="0.471cm" presentation:class="title" presentation:user-transformed="true">
          <draw:text-box>
            <text:p>⑤Visual Studio Express 2012 for Windows Deskop<text:line-break/>のインストール</text:p>
          </draw:text-box>
        </draw:frame>
        <draw:frame presentation:style-name="pr12" draw:layer="layout" svg:width="26cm" svg:height="13.983cm" svg:x="1cm" svg:y="4.5cm" presentation:class="outline" presentation:user-transformed="true">
          <draw:text-box>
            <text:list text:style-name="L2">
              <text:list-item>
                <text:p>今の最新は2013なので、2012はダウンロードセンターから探してきて入れる</text:p>
                <text:list>
                  <text:list-item>
                    <text:p><text:span text:style-name="T6"><text:a xlink:href="http://www.microsoft.com/ja-jp/download/confirmation.aspx?id_34673" xlink:type="simple">http://www.microsoft.com/ja-jp/download/confirmation.aspx?id_34673</text:a></text:span></text:p>
                  </text:list-item>
                </text:list>
              </text:list-item>
              <text:list-item>
                <text:p>このインストーラーは途中でモジュールのダウンロードをじゃんすかやるので、ネットワークが太くないとインストールできません</text:p>
                <text:list>
                  <text:list-item>
                    <text:p>我が家唯一のN/Wであるモバイルルータが超遅かったので最初諦めようかと思ったけど、早朝に速度が改善し間に合いました</text:p>
                  </text:list-item>
                  <text:list-item>
                    <text:p>なお2013だとビルドが途中でコケました。しくしく</text:p>
                  </text:list-item>
                </text:list>
              </text:list-item>
              <text:list-item>
                <text:p>TDF推奨だと2010でもOKだけど、こっちは多少苦労するのでおすすめしないとのこと</text:p>
              </text:list-item>
            </text:list>
          </draw:text-box>
        </draw:frame>
        <presentation:notes draw:style-name="dp2">
          <draw:page-thumbnail draw:style-name="gr1" draw:layer="layout" svg:width="14.848cm" svg:height="11.136cm" svg:x="3.075cm" svg:y="2.257cm" draw:page-number="13" presentation:class="page"/>
          <draw:frame presentation:style-name="pr11" draw:layer="layout" svg:width="16.799cm" svg:height="13.364cm" svg:x="2.1cm" svg:y="14.107cm" presentation:class="notes" presentation:placeholder="true">
            <draw:text-box/>
          </draw:frame>
        </presentation:notes>
      </draw:page>
      <draw:page draw:name="page14"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⑥LibreOfficeのソースコード取得</text:p>
          </draw:text-box>
        </draw:frame>
        <draw:frame presentation:style-name="pr12" draw:layer="layout" svg:width="26cm" svg:height="12.18cm" svg:x="1cm" svg:y="4.5cm" presentation:class="outline">
          <draw:text-box>
            <text:list text:style-name="L2">
              <text:list-item>
                <text:p>私はあんまり考えずにgitリポジトリから取得してしまいました</text:p>
              </text:list-item>
              <text:list-item>
                <text:p>ハマリ注意！</text:p>
                <text:list>
                  <text:list-item>
                    <text:p>別途Gitを入れたりSourceTreeのようなツールを使っている場合、そっちで取ると改行コードの問題でビルドが通らないので、絶対にCygwinのgitコマンドを使いましょう</text:p>
                  </text:list-item>
                </text:list>
              </text:list-item>
              <text:list-item>
                <text:p>4.3ブランチに切り替えておきましょう</text:p>
              </text:list-item>
            </text:list>
          </draw:text-box>
        </draw:frame>
        <draw:custom-shape draw:style-name="gr2" draw:text-style-name="P5" draw:layer="layout" svg:width="26.5cm" svg:height="4.5cm" svg:x="1cm" svg:y="14.5cm">
          <text:p>cd /cygdrive/c/sources</text:p>
          <text:p/>
          <text:p>git clone git://gerrit.libreoffice.org/core libo-core</text:p>
          <text:p>cd libo-core</text:p>
          <text:p>./g checkout --track remotes/origin/libreoffice-4-3</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4" presentation:class="page"/>
          <draw:frame presentation:style-name="pr11" draw:layer="layout" svg:width="16.799cm" svg:height="13.364cm" svg:x="2.1cm" svg:y="14.107cm" presentation:class="notes" presentation:placeholder="true">
            <draw:text-box/>
          </draw:frame>
        </presentation:notes>
      </draw:page>
      <draw:page draw:name="page15" draw:style-name="dp1" draw:master-page-name="LibreOffice_25_20Presentation_25_20Template2"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draw:text-box>
            <text:p>いよいよビルド</text:p>
          </draw:text-box>
        </draw:frame>
        <presentation:notes draw:style-name="dp2">
          <draw:page-thumbnail draw:style-name="gr1" draw:layer="layout" svg:width="14.848cm" svg:height="11.136cm" svg:x="3.075cm" svg:y="2.257cm" draw:page-number="15" presentation:class="page"/>
          <draw:frame presentation:style-name="pr8" draw:text-style-name="P4" draw:layer="layout" svg:width="16.799cm" svg:height="13.364cm" svg:x="2.1cm" svg:y="14.107cm" presentation:class="notes" presentation:placeholder="true">
            <draw:text-box/>
          </draw:frame>
        </presentation:notes>
      </draw:page>
      <draw:page draw:name="page16"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基本的な手順</text:p>
          </draw:text-box>
        </draw:frame>
        <draw:frame presentation:style-name="pr12" draw:layer="layout" svg:width="26cm" svg:height="12.18cm" svg:x="1cm" svg:y="4.5cm" presentation:class="outline">
          <draw:text-box>
            <text:list text:style-name="L2">
              <text:list-item>
                <text:p>現在の環境その他手動の指定に合わせたautogenというツールで、最適なMakefileというファイルを作る</text:p>
              </text:list-item>
              <text:list-item>
                <text:p>そのMakefileを用いて、ソースコードをビルドする</text:p>
              </text:list-item>
            </text:list>
          </draw:text-box>
        </draw:frame>
        <presentation:notes draw:style-name="dp2">
          <draw:page-thumbnail draw:style-name="gr1" draw:layer="layout" svg:width="14.848cm" svg:height="11.136cm" svg:x="3.075cm" svg:y="2.257cm" draw:page-number="16" presentation:class="page"/>
          <draw:frame presentation:style-name="pr11" draw:text-style-name="P4" draw:layer="layout" svg:width="16.799cm" svg:height="13.364cm" svg:x="2.1cm" svg:y="14.107cm" presentation:class="notes" presentation:placeholder="true">
            <draw:text-box/>
          </draw:frame>
        </presentation:notes>
      </draw:page>
      <draw:page draw:name="page17"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①まずはautogenの実行</text:p>
          </draw:text-box>
        </draw:frame>
        <draw:frame presentation:style-name="pr12" draw:layer="layout" svg:width="26cm" svg:height="12.18cm" svg:x="1cm" svg:y="4.5cm" presentation:class="outline">
          <draw:text-box>
            <text:list text:style-name="L2">
              <text:list-item>
                <text:p>細かなオプションが色々あるのですが、まあ一度ビルド通してみるだけならTDF Wikiの指定そのままでいいと思います</text:p>
              </text:list-item>
            </text:list>
          </draw:text-box>
        </draw:frame>
        <draw:custom-shape draw:style-name="gr2" draw:text-style-name="P5" draw:layer="layout" svg:width="26.5cm" svg:height="7.5cm" svg:x="1.001cm" svg:y="8.5cm">
          <text:p>mkdir -p /cygdrive/c/build</text:p>
          <text:p>cd /cygdrive/c/build</text:p>
          <text:p/>
          <text:p>/cygdrive/c/sources/libo-core/autogen.sh \</text:p>
          <text:p><text:s text:c="10"/>--with-external-tar=/cygdrive/c/sources/lo-externalsrc \</text:p>
          <text:p><text:s text:c="10"/>--with-junit=/cygdrive/c/sources/junit-4.10.jar \</text:p>
          <text:p><text:s text:c="10"/>--with-ant-home=/cygdrive/c/sources/apache-ant-1.9.3 \</text:p>
          <text:p><text:s text:c="10"/>--enable-pch --disable-ccache \</text:p>
          <text:p><text:s text:c="10"/>--disable-activex --disable-atl</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7" presentation:class="page"/>
          <draw:frame presentation:style-name="pr11" draw:layer="layout" svg:width="16.799cm" svg:height="13.364cm" svg:x="2.1cm" svg:y="14.107cm" presentation:class="notes" presentation:placeholder="true">
            <draw:text-box/>
          </draw:frame>
        </presentation:notes>
      </draw:page>
      <draw:page draw:name="page18"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①-2autogenで生成された設定の保存</text:p>
          </draw:text-box>
        </draw:frame>
        <draw:frame presentation:style-name="pr12" draw:layer="layout" svg:width="26cm" svg:height="12.18cm" svg:x="1cm" svg:y="4.5cm" presentation:class="outline">
          <draw:text-box>
            <text:list text:style-name="L2">
              <text:list-item>
                <text:p>Linuxなんかだとだまっててもうまくいくのですが、Windowsの場合はautogenの結果をキャッシュするファイルを手でコピーする必要があるとか。<text:line-break/><text:line-break/></text:p>
              </text:list-item>
              <text:list-item>
                <text:p>ここでエラーが出てないか、Makefileがちゃんと出来ているかを確認したら、いよいよMake！</text:p>
              </text:list-item>
            </text:list>
            <text:p/>
          </draw:text-box>
        </draw:frame>
        <draw:frame draw:style-name="gr3" draw:text-style-name="P6" draw:layer="layout" svg:width="18.5cm" svg:height="2.233cm" svg:x="8.5cm" svg:y="16.267cm">
          <draw:text-box>
            <text:p><text:span text:style-name="T7">※</text:span><text:span text:style-name="T7">私はここでうまくいかなくて挫折したので、以降はテキストの引き写しです。しくしく。</text:span></text:p>
          </draw:text-box>
        </draw:frame>
        <draw:custom-shape draw:style-name="gr2" draw:text-style-name="P5" draw:layer="layout" svg:width="26.5cm" svg:height="0.999cm" svg:x="1.002cm" svg:y="9.5cm">
          <text:p>mv autogen.lastrun autogen.input</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 presentation:class="page"/>
          <draw:frame presentation:style-name="pr11" draw:layer="layout" svg:width="16.799cm" svg:height="13.364cm" svg:x="2.1cm" svg:y="14.107cm" presentation:class="notes" presentation:placeholder="true">
            <draw:text-box/>
          </draw:frame>
        </presentation:notes>
      </draw:page>
      <draw:page draw:name="page19"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②Make</text:p>
          </draw:text-box>
        </draw:frame>
        <draw:frame presentation:style-name="pr12" draw:layer="layout" svg:width="26cm" svg:height="14.185cm" svg:x="1cm" svg:y="4.5cm" presentation:class="outline" presentation:user-transformed="true">
          <draw:text-box>
            <text:list text:style-name="L2">
              <text:list-item>
                <text:p>さっき入れたLibreOffice patched versionを使ってMakeしましょう</text:p>
                <text:list>
                  <text:list-item>
                    <text:p>でないとエラーになるよ<text:line-break/><text:line-break/><text:line-break/></text:p>
                  </text:list-item>
                </text:list>
              </text:list-item>
              <text:list-item>
                <text:p>ネットワークと通信して色々（ライブラリとかスペルチェック用の辞書とか）取ってくるので、ネット落ちてるとビルド通りません</text:p>
              </text:list-item>
              <text:list-item>
                <text:p>大変時間がかかるので一晩放置するのが吉</text:p>
              </text:list-item>
              <text:list-item>
                <text:p>Windowsアップデートによる不意のリブートに注意</text:p>
              </text:list-item>
            </text:list>
          </draw:text-box>
        </draw:frame>
        <draw:custom-shape draw:style-name="gr2" draw:text-style-name="P5" draw:layer="layout" svg:width="26.5cm" svg:height="1cm" svg:x="1.002cm" svg:y="9.501cm">
          <text:p>/opt/lo/bin/make gb_COLOR=1 # makeの画面が色付きになってカッコイイ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9" presentation:class="page"/>
          <draw:frame presentation:style-name="pr11" draw:layer="layout" svg:width="16.799cm" svg:height="13.364cm" svg:x="2.1cm" svg:y="14.107cm" presentation:class="notes" presentation:placeholder="true">
            <draw:text-box/>
          </draw:frame>
        </presentation:notes>
      </draw:page>
      <draw:page draw:name="page20"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③試しに実行！</text:p>
          </draw:text-box>
        </draw:frame>
        <draw:frame presentation:style-name="pr12" draw:layer="layout" svg:width="26cm" svg:height="12.18cm" svg:x="1cm" svg:y="4.5cm" presentation:class="outline">
          <draw:text-box>
            <text:list text:style-name="L2">
              <text:list-item>
                <text:p>instdir/program/soffice.exe にビルド成果物がある！はず！</text:p>
              </text:list-item>
              <text:list-item>
                <text:p>単に実行するだけならこれを直接叩けばOK<text:line-break/></text:p>
              </text:list-item>
              <text:list-item>
                <text:p>デバッガ使いたいときはVisual Studio上げてプロセスアタッチすればOK！</text:p>
                <text:list>
                  <text:list-item>
                    <text:p>まあ、ぼくはここまで辿り着かなかったんですがね……。</text:p>
                  </text:list-item>
                </text:list>
              </text:list-item>
            </text:list>
          </draw:text-box>
        </draw:frame>
        <draw:custom-shape draw:style-name="gr2" draw:text-style-name="P5" draw:layer="layout" svg:width="26.5cm" svg:height="1cm" svg:x="1.003cm" svg:y="9.502cm">
          <text:p>./instdir/program/soffice.exe</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0" presentation:class="page"/>
          <draw:frame presentation:style-name="pr11" draw:layer="layout" svg:width="16.799cm" svg:height="13.364cm" svg:x="2.1cm" svg:y="14.107cm" presentation:class="notes" presentation:placeholder="true">
            <draw:text-box/>
          </draw:frame>
        </presentation:notes>
      </draw:page>
      <draw:page draw:name="page21" draw:style-name="dp1" draw:master-page-name="LibreOffice_25_20Presentation_25_20Template2"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draw:text-box>
            <text:p>まとめ</text:p>
          </draw:text-box>
        </draw:frame>
        <presentation:notes draw:style-name="dp2">
          <draw:page-thumbnail draw:style-name="gr1" draw:layer="layout" svg:width="14.848cm" svg:height="11.136cm" svg:x="3.075cm" svg:y="2.257cm" draw:page-number="21" presentation:class="page"/>
          <draw:frame presentation:style-name="pr8" draw:text-style-name="P4" draw:layer="layout" svg:width="16.799cm" svg:height="13.364cm" svg:x="2.1cm" svg:y="14.107cm" presentation:class="notes" presentation:placeholder="true">
            <draw:text-box/>
          </draw:frame>
        </presentation:notes>
      </draw:page>
      <draw:page draw:name="page22"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draw:text-box>
            <text:p>私からの教訓</text:p>
          </draw:text-box>
        </draw:frame>
        <draw:frame presentation:style-name="pr12" draw:layer="layout" svg:width="26cm" svg:height="12.81cm" svg:x="1cm" svg:y="4.5cm" presentation:class="outline" presentation:user-transformed="true">
          <draw:text-box>
            <text:list text:style-name="L2">
              <text:list-item>
                <text:p>参考文献は穴が開くほど読もう！</text:p>
                <text:list>
                  <text:list-item>
                    <text:p>どちらも超役立つ。神の出来。特に八木さんの資料。</text:p>
                  </text:list-item>
                  <text:list-item>
                    <text:p>TDF Wiki <text:span text:style-name="T2">“Windows Build Dependencies”</text:span><text:line-break/><text:span text:style-name="T3"><text:a xlink:href="https://wiki.documentfoundation.org/Development/Windows_Build_Dependencies" xlink:type="simple">https://wiki.documentfoundation.org/Development/Windows_Build_Dependencies</text:a></text:span></text:p>
                  </text:list-item>
                  <text:list-item>
                    <text:p>関西LibreOffice勉強会資料 by八木さん<text:line-break/><text:span text:style-name="T2">「</text:span><text:span text:style-name="T2">LibreOffice</text:span><text:span text:style-name="T2">を</text:span><text:span text:style-name="T2">Windows</text:span><text:span text:style-name="T2">でビルドする」</text:span><text:span text:style-name="T2"><text:line-break/></text:span><text:span text:style-name="T4"><text:a xlink:href="http://www.slideshare.net/tomofumiyagi/libreoffice-buildytmkndshortver" xlink:type="simple">http://www.slideshare.net/tomofumiyagi/libreoffice-buildytmkndshortver</text:a></text:span></text:p>
                  </text:list-item>
                </text:list>
              </text:list-item>
              <text:list-item>
                <text:p><text:span text:style-name="T8">ネットワーク帯域は十分太いものを確保しましょう</text:span></text:p>
              </text:list-item>
              <text:list-item>
                <text:p><text:span text:style-name="T8">あまりギリギリに準備するのはやめましょう</text:span><text:span text:style-name="T8">(^^;</text:span></text:p>
              </text:list-item>
              <text:list-item>
                <text:p><text:span text:style-name="T8">こまったら</text:span><text:span text:style-name="T8">ML</text:span><text:span text:style-name="T8">とかで相談してね！</text:span></text:p>
              </text:list-item>
            </text:list>
          </draw:text-box>
        </draw:frame>
        <presentation:notes draw:style-name="dp2">
          <draw:page-thumbnail draw:style-name="gr1" draw:layer="layout" svg:width="14.848cm" svg:height="11.136cm" svg:x="3.075cm" svg:y="2.257cm" draw:page-number="22" presentation:class="page"/>
          <draw:frame presentation:style-name="pr11" draw:text-style-name="P4" draw:layer="layout" svg:width="16.799cm" svg:height="13.364cm" svg:x="2.1cm" svg:y="14.107cm" presentation:class="notes" presentation:placeholder="true">
            <draw:text-box/>
          </draw:frame>
        </presentation:notes>
      </draw:page>
      <draw:page draw:name="Final Slide Example" draw:style-name="dp1" draw:master-page-name="LibreOffice_25_20Presentation_25_20Template1" presentation:presentation-page-layout-name="AL1T1" presentation:use-footer-name="ftr1" presentation:use-date-time-name="dtd1">
        <office:forms form:automatic-focus="false" form:apply-design-mode="false"/>
        <draw:frame presentation:style-name="pr14" draw:layer="layout" svg:width="21.5cm" svg:height="3cm" svg:x="3.5cm" svg:y="6.7cm" presentation:class="title" presentation:user-transformed="true">
          <draw:text-box>
            <text:p>みなさんもWindowsのビルドやろう！</text:p>
          </draw:text-box>
        </draw:frame>
        <draw:frame presentation:style-name="pr15" draw:layer="layout" svg:width="21.5cm" svg:height="6cm" svg:x="3.5cm" svg:y="10cm" presentation:class="outline">
          <draw:text-box>
            <text:list text:style-name="L2">
              <text:list-item>
                <text:p>… 私もがんばりまーす！</text:p>
              </text:list-item>
            </text:list>
          </draw:text-box>
        </draw:frame>
        <presentation:notes draw:style-name="dp2">
          <draw:page-thumbnail draw:style-name="gr1" draw:layer="layout" svg:width="14.848cm" svg:height="11.136cm" svg:x="3.075cm" svg:y="2.257cm" draw:page-number="23" presentation:class="page"/>
          <draw:frame presentation:style-name="pr1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IPA Pゴシック"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Source Sans Pro2" svg:font-family="'Source Sans Pro'" style:font-adornments="標準" style:font-family-generic="swiss" style:font-pitch="variable"/>
    <style:font-face style:name="DejaVu Sans" svg:font-family="'DejaVu Sans'" style:font-family-generic="system" style:font-pitch="variable"/>
    <style:font-face style:name="IPA Pゴシック1" svg:font-family="'IPA Pゴシック'" style:font-family-generic="system" style:font-pitch="variable"/>
    <style:font-face style:name="IPA Pゴシック2" svg:font-family="'IPA Pゴシック'" style:font-adornments="標準"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LibreOffice_25_20Presentation_25_20Template-background" style:display-name="LibreOffice%20Presentation%20Template-background" style:family="presentation">
      <style:graphic-properties draw:stroke="none" draw:fill="none"/>
      <style:text-properties style:letter-kerning="true"/>
    </style:style>
    <style:style style:name="LibreOffice_25_20Presentation_25_20Template-backgroundobjects" style:display-name="LibreOffice%20Presentation%20Templat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font-name-asian="IPA Pゴシック" style:font-family-asian="'IPA Pゴシック'" style:font-style-name-asian="標準" style:font-family-generic-asian="swiss" style:font-pitch-asian="variable" style:language-asian="ja" style:country-asian="JP"/>
    </style:style>
    <style:style style:name="LibreOffice_25_20Presentation_25_20Template-notes" style:display-name="LibreOffice%20Presentation%20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25_20Presentation_25_20Template-outline1" style:display-name="LibreOffice%20Presentation%20Template-outline1" style:family="presentation">
      <style:graphic-properties draw:stroke="none" draw:fill="none">
        <text:list-style style:name="LibreOffice_25_20Presentation_25_20Template-outline1" style:display-name="LibreOffice%20Presentation%20Templat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25_20Presentation_25_20Template-outline2" style:display-name="LibreOffice%20Presentation%20Template-outline2" style:family="presentation" style:parent-style-name="LibreOffice_25_20Presentation_25_20Templat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25_20Presentation_25_20Template-outline3" style:display-name="LibreOffice%20Presentation%20Template-outline3" style:family="presentation" style:parent-style-name="LibreOffice_25_20Presentation_25_20Templat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25_20Presentation_25_20Template-outline4" style:display-name="LibreOffice%20Presentation%20Template-outline4" style:family="presentation" style:parent-style-name="LibreOffice_25_20Presentation_25_20Templat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outline5" style:display-name="LibreOffice%20Presentation%20Template-outline5" style:family="presentation" style:parent-style-name="LibreOffice_25_20Presentation_25_20Templat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outline6" style:display-name="LibreOffice%20Presentation%20Template-outline6" style:family="presentation" style:parent-style-name="LibreOffice_25_20Presentation_25_20Templat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outline7" style:display-name="LibreOffice%20Presentation%20Template-outline7" style:family="presentation" style:parent-style-name="LibreOffice_25_20Presentation_25_20Templat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outline8" style:display-name="LibreOffice%20Presentation%20Template-outline8" style:family="presentation" style:parent-style-name="LibreOffice_25_20Presentation_25_20Templat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outline9" style:display-name="LibreOffice%20Presentation%20Template-outline9" style:family="presentation" style:parent-style-name="LibreOffice_25_20Presentation_25_20Template-outline8">
      <style:paragraph-properties fo:margin-left="0cm" fo:margin-right="0cm" fo:margin-top="0cm" fo:margin-bottom="0.21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subtitle" style:display-name="LibreOffice%20Presentation%20Template-subtitle" style:family="presentation">
      <style:graphic-properties draw:stroke="none" draw:fill="none" draw:textarea-horizontal-align="left" draw:textarea-vertical-align="top">
        <text:list-style style:name="LibreOffice_25_20Presentation_25_20Template-subtitle" style:display-name="LibreOffice%20Presentation%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25_20Presentation_25_20Template-title" style:display-name="LibreOffice%20Presentation%20Template-title" style:family="presentation">
      <style:graphic-properties draw:stroke="none" draw:fill="none" draw:fill-color="#18a303" draw:fill-image-width="0cm" draw:fill-image-height="0cm" draw:textarea-vertical-align="middle">
        <text:list-style style:name="LibreOffice_25_20Presentation_25_20Template-title" style:display-name="LibreOffice%20Presentation%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25_20Presentation_25_20Template1-background" style:display-name="LibreOffice%20Presentation%20Template1-background" style:family="presentation">
      <style:graphic-properties draw:stroke="none" draw:fill="none"/>
      <style:text-properties style:letter-kerning="true"/>
    </style:style>
    <style:style style:name="LibreOffice_25_20Presentation_25_20Template1-backgroundobjects" style:display-name="LibreOffice%20Presentation%20Templat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LibreOffice_25_20Presentation_25_20Template1-notes" style:display-name="LibreOffice%20Presentation%20Template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25_20Presentation_25_20Template1-outline1" style:display-name="LibreOffice%20Presentation%20Template1-outline1" style:family="presentation">
      <style:graphic-properties draw:stroke="none" draw:fill="none">
        <text:list-style style:name="LibreOffice_25_20Presentation_25_20Template1-outline1" style:display-name="LibreOffice%20Presentation%20Template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25_20Presentation_25_20Template1-outline2" style:display-name="LibreOffice%20Presentation%20Template1-outline2" style:family="presentation" style:parent-style-name="LibreOffice_25_20Presentation_25_20Template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25_20Presentation_25_20Template1-outline3" style:display-name="LibreOffice%20Presentation%20Template1-outline3" style:family="presentation" style:parent-style-name="LibreOffice_25_20Presentation_25_20Template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25_20Presentation_25_20Template1-outline4" style:display-name="LibreOffice%20Presentation%20Template1-outline4" style:family="presentation" style:parent-style-name="LibreOffice_25_20Presentation_25_20Template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1-outline5" style:display-name="LibreOffice%20Presentation%20Template1-outline5" style:family="presentation" style:parent-style-name="LibreOffice_25_20Presentation_25_20Template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1-outline6" style:display-name="LibreOffice%20Presentation%20Template1-outline6" style:family="presentation" style:parent-style-name="LibreOffice_25_20Presentation_25_20Template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1-outline7" style:display-name="LibreOffice%20Presentation%20Template1-outline7" style:family="presentation" style:parent-style-name="LibreOffice_25_20Presentation_25_20Template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1-outline8" style:display-name="LibreOffice%20Presentation%20Template1-outline8" style:family="presentation" style:parent-style-name="LibreOffice_25_20Presentation_25_20Template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1-outline9" style:display-name="LibreOffice%20Presentation%20Template1-outline9" style:family="presentation" style:parent-style-name="LibreOffice_25_20Presentation_25_20Template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1-subtitle" style:display-name="LibreOffice%20Presentation%20Template1-subtitle" style:family="presentation">
      <style:graphic-properties draw:stroke="none" draw:fill="none" draw:textarea-horizontal-align="left" draw:textarea-vertical-align="top">
        <text:list-style style:name="LibreOffice_25_20Presentation_25_20Template1-subtitle" style:display-name="LibreOffice%20Presentation%20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25_20Presentation_25_20Template1-title" style:display-name="LibreOffice%20Presentation%20Template1-title" style:family="presentation">
      <style:graphic-properties draw:stroke="none" draw:fill="none" draw:fill-color="#18a303" draw:fill-image-width="0cm" draw:fill-image-height="0cm" draw:textarea-vertical-align="middle">
        <text:list-style style:name="LibreOffice_25_20Presentation_25_20Template1-title" style:display-name="LibreOffice%20Presentation%20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25_20Presentation_25_20Template2-background" style:display-name="LibreOffice%20Presentation%20Template2-background" style:family="presentation">
      <style:graphic-properties draw:stroke="none" draw:fill="none"/>
      <style:text-properties style:letter-kerning="true"/>
    </style:style>
    <style:style style:name="LibreOffice_25_20Presentation_25_20Template2-backgroundobjects" style:display-name="LibreOffice%20Presentation%20Template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LibreOffice_25_20Presentation_25_20Template2-notes" style:display-name="LibreOffice%20Presentation%20Template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25_20Presentation_25_20Template2-outline1" style:display-name="LibreOffice%20Presentation%20Template2-outline1" style:family="presentation">
      <style:graphic-properties draw:stroke="none" draw:fill="none">
        <text:list-style style:name="LibreOffice_25_20Presentation_25_20Template2-outline1" style:display-name="LibreOffice%20Presentation%20Template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25_20Presentation_25_20Template2-outline2" style:display-name="LibreOffice%20Presentation%20Template2-outline2" style:family="presentation" style:parent-style-name="LibreOffice_25_20Presentation_25_20Template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25_20Presentation_25_20Template2-outline3" style:display-name="LibreOffice%20Presentation%20Template2-outline3" style:family="presentation" style:parent-style-name="LibreOffice_25_20Presentation_25_20Template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25_20Presentation_25_20Template2-outline4" style:display-name="LibreOffice%20Presentation%20Template2-outline4" style:family="presentation" style:parent-style-name="LibreOffice_25_20Presentation_25_20Template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2-outline5" style:display-name="LibreOffice%20Presentation%20Template2-outline5" style:family="presentation" style:parent-style-name="LibreOffice_25_20Presentation_25_20Template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2-outline6" style:display-name="LibreOffice%20Presentation%20Template2-outline6" style:family="presentation" style:parent-style-name="LibreOffice_25_20Presentation_25_20Template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2-outline7" style:display-name="LibreOffice%20Presentation%20Template2-outline7" style:family="presentation" style:parent-style-name="LibreOffice_25_20Presentation_25_20Template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2-outline8" style:display-name="LibreOffice%20Presentation%20Template2-outline8" style:family="presentation" style:parent-style-name="LibreOffice_25_20Presentation_25_20Template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2-outline9" style:display-name="LibreOffice%20Presentation%20Template2-outline9" style:family="presentation" style:parent-style-name="LibreOffice_25_20Presentation_25_20Template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2-subtitle" style:display-name="LibreOffice%20Presentation%20Template2-subtitle" style:family="presentation">
      <style:graphic-properties draw:stroke="none" draw:fill="none" draw:textarea-horizontal-align="left" draw:textarea-vertical-align="top">
        <text:list-style style:name="LibreOffice_25_20Presentation_25_20Template2-subtitle" style:display-name="LibreOffice%20Presentation%20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25_20Presentation_25_20Template2-title" style:display-name="LibreOffice%20Presentation%20Template2-title" style:family="presentation">
      <style:graphic-properties draw:stroke="none" draw:fill="none" draw:fill-color="#18a303" draw:fill-image-width="0cm" draw:fill-image-height="0cm" draw:textarea-vertical-align="middle">
        <text:list-style style:name="LibreOffice_25_20Presentation_25_20Template2-title" style:display-name="LibreOffice%20Presentation%20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25_20Presentation_25_20Template3-background" style:display-name="LibreOffice%20Presentation%20Template3-background" style:family="presentation">
      <style:graphic-properties draw:stroke="none" draw:fill="none"/>
      <style:text-properties style:letter-kerning="true"/>
    </style:style>
    <style:style style:name="LibreOffice_25_20Presentation_25_20Template3-backgroundobjects" style:display-name="LibreOffice%20Presentation%20Template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LibreOffice_25_20Presentation_25_20Template3-notes" style:display-name="LibreOffice%20Presentation%20Template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25_20Presentation_25_20Template3-outline1" style:display-name="LibreOffice%20Presentation%20Template3-outline1" style:family="presentation">
      <style:graphic-properties draw:stroke="none" draw:fill="none">
        <text:list-style style:name="LibreOffice_25_20Presentation_25_20Template3-outline1" style:display-name="LibreOffice%20Presentation%20Template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492cm" fo:margin-bottom="0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25_20Presentation_25_20Template3-outline2" style:display-name="LibreOffice%20Presentation%20Template3-outline2" style:family="presentation" style:parent-style-name="LibreOffice_25_20Presentation_25_20Template3-outline1">
      <style:paragraph-properties fo:margin-left="0cm" fo:margin-right="0cm" fo:margin-top="0.21cm" fo:margin-bottom="0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25_20Presentation_25_20Template3-outline3" style:display-name="LibreOffice%20Presentation%20Template3-outline3" style:family="presentation" style:parent-style-name="LibreOffice_25_20Presentation_25_20Template3-outline2">
      <style:paragraph-properties fo:margin-left="0cm" fo:margin-right="0cm" fo:margin-top="0.21cm" fo:margin-bottom="0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25_20Presentation_25_20Template3-outline4" style:display-name="LibreOffice%20Presentation%20Template3-outline4" style:family="presentation" style:parent-style-name="LibreOffice_25_20Presentation_25_20Template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3-outline5" style:display-name="LibreOffice%20Presentation%20Template3-outline5" style:family="presentation" style:parent-style-name="LibreOffice_25_20Presentation_25_20Template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3-outline6" style:display-name="LibreOffice%20Presentation%20Template3-outline6" style:family="presentation" style:parent-style-name="LibreOffice_25_20Presentation_25_20Template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3-outline7" style:display-name="LibreOffice%20Presentation%20Template3-outline7" style:family="presentation" style:parent-style-name="LibreOffice_25_20Presentation_25_20Template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3-outline8" style:display-name="LibreOffice%20Presentation%20Template3-outline8" style:family="presentation" style:parent-style-name="LibreOffice_25_20Presentation_25_20Template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3-outline9" style:display-name="LibreOffice%20Presentation%20Template3-outline9" style:family="presentation" style:parent-style-name="LibreOffice_25_20Presentation_25_20Template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3-subtitle" style:display-name="LibreOffice%20Presentation%20Template3-subtitle" style:family="presentation">
      <style:graphic-properties draw:stroke="none" draw:fill="none" draw:textarea-horizontal-align="left" draw:textarea-vertical-align="top">
        <text:list-style style:name="LibreOffice_25_20Presentation_25_20Template3-subtitle" style:display-name="LibreOffice%20Presentation%20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25_20Presentation_25_20Template3-title" style:display-name="LibreOffice%20Presentation%20Template3-title" style:family="presentation">
      <style:graphic-properties draw:stroke="none" draw:fill="none" draw:fill-color="#18a303" draw:fill-image-width="0cm" draw:fill-image-height="0cm" draw:textarea-vertical-align="middle">
        <text:list-style style:name="LibreOffice_25_20Presentation_25_20Template3-title" style:display-name="LibreOffice%20Presentation%20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25_20Presentation_25_20Template-backgroundobjects">
      <style:graphic-properties draw:stroke="none" draw:fill="none" draw:fill-color="#ffffff" draw:auto-grow-height="false" fo:min-height="0.58cm"/>
    </style:style>
    <style:style style:name="Mpr2" style:family="presentation" style:parent-style-name="LibreOffice_25_20Presentation_25_20Template-backgroundobjects">
      <style:graphic-properties draw:stroke="none" draw:fill="none" draw:fill-color="#ffffff" draw:textarea-horizontal-align="right" draw:auto-grow-height="false" fo:min-height="0.58cm"/>
    </style:style>
    <style:style style:name="Mpr3" style:family="presentation" style:parent-style-name="LibreOffice_25_20Presentation_25_20Template-backgroundobjects">
      <style:graphic-properties draw:stroke="none" draw:fill="none" draw:fill-color="#ffffff" draw:auto-grow-height="false" fo:min-height="1.485cm"/>
    </style:style>
    <style:style style:name="Mpr4" style:family="presentation" style:parent-style-name="LibreOffice_25_20Presentation_25_20Template-backgroundobjects">
      <style:graphic-properties draw:stroke="none" draw:fill="none" draw:fill-color="#ffffff" draw:textarea-vertical-align="bottom" draw:auto-grow-height="false" fo:min-height="1.485cm"/>
    </style:style>
    <style:style style:name="Mpr5" style:family="presentation" style:parent-style-name="LibreOffice_25_20Presentation_25_20Template1-backgroundobjects">
      <style:graphic-properties draw:stroke="none" draw:fill="none" draw:fill-color="#ffffff" draw:auto-grow-height="false" fo:min-height="0.58cm"/>
    </style:style>
    <style:style style:name="Mpr6" style:family="presentation" style:parent-style-name="LibreOffice_25_20Presentation_25_20Template1-backgroundobjects">
      <style:graphic-properties draw:stroke="none" draw:fill="none" draw:fill-color="#ffffff" draw:textarea-horizontal-align="right" draw:auto-grow-height="false" fo:min-height="0.58cm"/>
    </style:style>
    <style:style style:name="Mpr7" style:family="presentation" style:parent-style-name="LibreOffice_25_20Presentation_25_20Template1-backgroundobjects">
      <style:graphic-properties draw:stroke="none" draw:fill="none" draw:fill-color="#ffffff" draw:auto-grow-height="false" fo:min-height="1.485cm"/>
    </style:style>
    <style:style style:name="Mpr8" style:family="presentation" style:parent-style-name="LibreOffice_25_20Presentation_25_20Template1-backgroundobjects">
      <style:graphic-properties draw:stroke="none" draw:fill="none" draw:fill-color="#ffffff" draw:textarea-vertical-align="bottom" draw:auto-grow-height="false" fo:min-height="1.485cm"/>
    </style:style>
    <style:style style:name="Mpr9" style:family="presentation" style:parent-style-name="LibreOffice_25_20Presentation_25_20Template2-backgroundobjects">
      <style:graphic-properties draw:stroke="none" draw:fill="none" draw:fill-color="#ffffff" draw:auto-grow-height="false" fo:min-height="0.58cm"/>
    </style:style>
    <style:style style:name="Mpr10" style:family="presentation" style:parent-style-name="LibreOffice_25_20Presentation_25_20Template2-backgroundobjects">
      <style:graphic-properties draw:stroke="none" draw:fill="none" draw:fill-color="#ffffff" draw:textarea-horizontal-align="right" draw:auto-grow-height="false" fo:min-height="0.58cm"/>
    </style:style>
    <style:style style:name="Mpr11" style:family="presentation" style:parent-style-name="LibreOffice_25_20Presentation_25_20Template2-backgroundobjects">
      <style:graphic-properties draw:stroke="none" draw:fill="none" draw:fill-color="#ffffff" draw:auto-grow-height="false" fo:min-height="1.485cm"/>
    </style:style>
    <style:style style:name="Mpr12" style:family="presentation" style:parent-style-name="LibreOffice_25_20Presentation_25_20Template2-backgroundobjects">
      <style:graphic-properties draw:stroke="none" draw:fill="none" draw:fill-color="#ffffff" draw:textarea-vertical-align="bottom" draw:auto-grow-height="false" fo:min-height="1.485cm"/>
    </style:style>
    <style:style style:name="Mpr13" style:family="presentation" style:parent-style-name="LibreOffice_25_20Presentation_25_20Template3-outline1">
      <style:graphic-properties fo:min-height="12.18cm"/>
    </style:style>
    <style:style style:name="Mpr14" style:family="presentation" style:parent-style-name="LibreOffice_25_20Presentation_25_20Template3-backgroundobjects">
      <style:graphic-properties draw:stroke="none" draw:fill="none" draw:fill-color="#ffffff" draw:auto-grow-height="false" fo:min-height="0.58cm"/>
    </style:style>
    <style:style style:name="Mpr15" style:family="presentation" style:parent-style-name="LibreOffice_25_20Presentation_25_20Template3-backgroundobjects">
      <style:graphic-properties draw:stroke="none" draw:fill="none" draw:fill-color="#ffffff" draw:textarea-horizontal-align="right" draw:auto-grow-height="false" fo:min-height="0.58cm"/>
    </style:style>
    <style:style style:name="Mpr16" style:family="presentation" style:parent-style-name="LibreOffice_25_20Presentation_25_20Template3-backgroundobjects">
      <style:graphic-properties draw:stroke="none" draw:fill="none" draw:fill-color="#ffffff" draw:auto-grow-height="false" fo:min-height="1.485cm"/>
    </style:style>
    <style:style style:name="Mpr17" style:family="presentation" style:parent-style-name="LibreOffice_25_20Presentation_25_20Template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25_20Presentation_25_20Template" style:display-name="LibreOffice%20Presentation%20Templat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LibreOffice_25_20Presentation_25_20Template-outline1" draw:layer="backgroundobjects" svg:width="21.5cm" svg:height="12.18cm" svg:x="3.5cm" svg:y="13.5cm" presentation:class="outline" presentation:placeholder="true">
        <draw:text-box/>
      </draw:frame>
      <draw:frame presentation:style-name="LibreOffice_25_20Presentation_25_20Templat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LibreOffice_25_20Presentation_25_20Template-title" draw:layer="backgroundobjects" svg:width="14.848cm" svg:height="11.136cm" svg:x="3.075cm" svg:y="2.257cm" presentation:class="page"/>
        <draw:frame presentation:style-name="LibreOffice_25_20Presentation_25_20Templat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25_20Presentation_25_20Template1" style:display-name="LibreOffice%20Presentation%20Template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LibreOffice_25_20Presentation_25_20Template1-outline1" draw:layer="backgroundobjects" svg:width="21.5cm" svg:height="12.18cm" svg:x="3.5cm" svg:y="10cm" presentation:class="outline" presentation:placeholder="true">
        <draw:text-box/>
      </draw:frame>
      <draw:frame presentation:style-name="LibreOffice_25_20Presentation_25_20Template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LibreOffice_25_20Presentation_25_20Template1-title" draw:layer="backgroundobjects" svg:width="14.848cm" svg:height="11.136cm" svg:x="3.075cm" svg:y="2.257cm" presentation:class="page"/>
        <draw:frame presentation:style-name="LibreOffice_25_20Presentation_25_20Template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25_20Presentation_25_20Template2" style:display-name="LibreOffice%20Presentation%20Template2"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LibreOffice_25_20Presentation_25_20Template2-outline1" draw:layer="backgroundobjects" svg:width="21.5cm" svg:height="12.18cm" svg:x="3.5cm" svg:y="10cm" presentation:class="outline" presentation:placeholder="true">
        <draw:text-box/>
      </draw:frame>
      <draw:frame presentation:style-name="LibreOffice_25_20Presentation_25_20Template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LibreOffice_25_20Presentation_25_20Template2-title" draw:layer="backgroundobjects" svg:width="14.848cm" svg:height="11.136cm" svg:x="3.075cm" svg:y="2.257cm" presentation:class="page"/>
        <draw:frame presentation:style-name="LibreOffice_25_20Presentation_25_20Template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25_20Presentation_25_20Template3" style:display-name="LibreOffice%20Presentation%20Template3"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Mpr13" draw:layer="backgroundobjects" svg:width="26cm" svg:height="12.18cm" svg:x="1cm" svg:y="4.5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_25_20Presentation_25_20Template3-title" draw:layer="backgroundobjects" svg:width="26cm" svg:height="2.5cm" svg:x="1cm" svg:y="0.5cm" presentation:class="title" presentation:placeholder="true">
        <draw:text-box/>
      </draw:frame>
      <draw:frame presentation:style-name="Mpr14"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5" draw:text-style-name="MP1" draw:layer="backgroundobjects" svg:width="5cm" svg:height="0.58cm" svg:x="20cm" svg:y="19.72cm" presentation:class="date-time">
        <draw:text-box>
          <text:p text:style-name="MP1"><text:span text:style-name="MT1"><presentation:date-time/></text:span></text:p>
        </draw:text-box>
      </draw:frame>
      <draw:frame presentation:style-name="Mpr15"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LibreOffice_25_20Presentation_25_20Template3-title" draw:layer="backgroundobjects" svg:width="14.848cm" svg:height="11.136cm" svg:x="3.075cm" svg:y="2.257cm" presentation:class="page"/>
        <draw:frame presentation:style-name="LibreOffice_25_20Presentation_25_20Template3-notes" draw:layer="backgroundobjects" svg:width="16.799cm" svg:height="13.364cm" svg:x="2.1cm" svg:y="14.107cm" presentation:class="notes" presentation:placeholder="true">
          <draw:text-box/>
        </draw:frame>
        <draw:frame presentation:style-name="Mpr16" draw:text-style-name="MP1" draw:layer="backgroundobjects" svg:width="9.113cm" svg:height="1.484cm" svg:x="0cm" svg:y="0cm" presentation:class="header">
          <draw:text-box>
            <text:p text:style-name="MP1"><text:span text:style-name="MT1"><presentation:header/></text:span></text:p>
          </draw:text-box>
        </draw:frame>
        <draw:frame presentation:style-name="Mpr16" draw:text-style-name="MP2" draw:layer="backgroundobjects" svg:width="9.113cm" svg:height="1.484cm" svg:x="11.886cm" svg:y="0cm" presentation:class="date-time">
          <draw:text-box>
            <text:p text:style-name="MP2"><text:span text:style-name="MT1"><presentation:date-time/></text:span></text:p>
          </draw:text-box>
        </draw:frame>
        <draw:frame presentation:style-name="Mpr17" draw:text-style-name="MP1" draw:layer="backgroundobjects" svg:width="9.113cm" svg:height="1.484cm" svg:x="0cm" svg:y="28.215cm" presentation:class="footer">
          <draw:text-box>
            <text:p text:style-name="MP1"><text:span text:style-name="MT1"><presentation:footer/></text:span></text:p>
          </draw:text-box>
        </draw:frame>
        <draw:frame presentation:style-name="Mpr17"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05T23:33:27.790890998</meta:creation-date>
    <meta:editing-duration>PT1H22M47S</meta:editing-duration>
    <meta:editing-cycles>14</meta:editing-cycles>
    <meta:generator>LibreOffice/4.2.3.3$Linux_X86_64 LibreOffice_project/420m0$Build-3</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Naruhiko Ogasawara</meta:initial-creator>
    <dc:date>2014-06-07T11:15:55.237292523</dc:date>
    <dc:creator>Naruhiko Ogasawara</dc:creator>
    <meta:document-statistic meta:object-count="172"/>
  </office:meta>
</office:document-meta>
</file>